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UserAuthenticator.requestAuthentication( UserAuthenticationData . Type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UserAuthenticator.StaticUserAuthenticator( String domain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